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1ea5fa" style:font-name-asian="宋体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25f1f5" style:font-name-asian="宋体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27b913" style:font-name-asian="宋体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.5pt" officeooo:rsid="0025f1f5" officeooo:paragraph-rsid="0025f1f5" style:font-name-asian="宋体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1ea5fa" officeooo:paragraph-rsid="001ea5fa" style:font-name-asian="SimHei" style:font-size-asian="12pt" style:font-size-complex="12pt"/>
    </style:style>
    <style:style style:name="T1" style:family="text">
      <style:text-properties officeooo:rsid="00207453"/>
    </style:style>
    <style:style style:name="T2" style:family="text">
      <style:text-properties officeooo:rsid="0025f1f5"/>
    </style:style>
    <style:style style:name="T3" style:family="text">
      <style:text-properties officeooo:rsid="0027b913"/>
    </style:style>
    <style:style style:name="T4" style:family="text">
      <style:text-properties officeooo:rsid="002a565e"/>
    </style:style>
    <style:style style:name="T5" style:family="text">
      <style:text-properties officeooo:rsid="002b41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编译方法</text:p>
      <text:p text:style-name="P5"/>
      <text:p text:style-name="P3"><text:tab/>本项目在<text:span text:style-name="T3">ghc 7.6.3下进行开发。ghc 8.0.1也可以编译通过。</text:span></text:p>
      <text:p text:style-name="P3"><text:tab/>假设llc、clang的存在。</text:p>
      <text:p text:style-name="P1"><text:tab/>编译haskell源码：</text:p>
      <text:p text:style-name="P1"><text:tab/>ghc urun.hs -O2</text:p>
      <text:p text:style-name="P1"><text:tab/>ghc ucomp.hs -O2</text:p>
      <text:p text:style-name="P1"><text:tab/>ghc ki.hs -O2</text:p>
      <text:p text:style-name="P1"><text:tab/>ghc kc.hs -O2</text:p>
      <text:p text:style-name="P1"><text:tab/>（可选的）推荐使用当前的<text:span text:style-name="T4">clang产生llvm-IR模版</text:span></text:p>
      <text:p text:style-name="P1"><text:tab/><text:span text:style-name="T4">rm simpleruntime.ll &amp;&amp; make</text:span></text:p>
      <text:p text:style-name="P1"/>
      <text:p text:style-name="P5">使用方法</text:p>
      <text:p text:style-name="P1"/>
      <text:p text:style-name="P1"><text:tab/>urun和ucomp是推荐的工具。</text:p>
      <text:p text:style-name="P1"><text:tab/>./urun filename.u</text:p>
      <text:p text:style-name="P1"><text:tab/>会执行filename.u中的程序。可以用</text:p>
      <text:p text:style-name="P1"><text:tab/>./urun helloworld.u</text:p>
      <text:p text:style-name="P1"><text:tab/>和</text:p>
      <text:p text:style-name="P1"><text:tab/>echo 1 2 | ./urun aplusb.u</text:p>
      <text:p text:style-name="P1"><text:tab/>来检查编译是否成功</text:p>
      <text:p text:style-name="P1"><text:tab/>./urun</text:p>
      <text:p text:style-name="P1"><text:tab/>会打开一个repl的终端。可以在其中使用import语句、def语句等。例如</text:p>
      <text:p text:style-name="P1"><text:tab/>./urun</text:p>
      <text:p text:style-name="P1"><text:tab/>prelude&gt;(+ 1 2)</text:p>
      <text:p text:style-name="P1"><text:tab/>3</text:p>
      <text:p text:style-name="P1"><text:tab/>prelude&gt;(def strCat ++)</text:p>
      <text:p text:style-name="P1"><text:tab/>prelude&gt;(import* io)</text:p>
      <text:p text:style-name="P1"><text:tab/>prelude io&gt;(putStrLn (strCat "hello" " world") exit)</text:p>
      <text:p text:style-name="P1"><text:tab/>hello world</text:p>
      <text:p text:style-name="P1"><text:tab/>prelude io&gt;:q</text:p>
      <text:p text:style-name="P1"/>
      <text:p text:style-name="P1"><text:tab/>ucomp是编译用的工具。</text:p>
      <text:p text:style-name="P1"><text:tab/>./ucomp filename.u [-o filename] [-is arch]</text:p>
      <text:p text:style-name="P1"><text:tab/>会把filename.u中的程序编译到输出文件。不加-o会产生同名（去掉.u后缀）的输出文件。</text:p>
      <text:p text:style-name="P1"><text:tab/>可以加入-is x86-64来指定输出到x86-64平台。没有测试过指定其他平台会发生什么（取决于系统的工具链）。</text:p>
      <text:p text:style-name="P1"/>
      <text:p text:style-name="P1"><text:tab/><text:span text:style-name="T1">ki和kc是为了满足作业要求而存在的urun和ucomp的替代品。除自动化测试脚本外，不推荐使用它们。</text:span></text:p>
      <text:p text:style-name="P1"><text:tab/></text:p>
      <text:p text:style-name="P1"><text:tab/><text:span text:style-name="T2">uglyprint的使用方法：</text:span></text:p>
      <text:p text:style-name="P1"><text:tab/>./<text:span text:style-name="T2">urun uglyprint inputfile.u</text:span></text:p>
      <text:p text:style-name="P1"><text:tab/>例如：</text:p>
      <text:p text:style-name="P1"><text:tab/><text:span text:style-name="T2">$./urun uglyprint.u uglyprint.u &gt; uglyprint1.u</text:span></text:p>
      <text:p text:style-name="P4"><text:tab/>$./urun uglyprint1.u<text:span text:style-name="T5"> </text:span>uglyprint1.u &gt; uglyprint2.u</text:p>
      <text:p text:style-name="P2"><text:tab/><text:span text:style-name="T2">$diff uglyprint1.u uglyprint2.u</text:span></text:p>
      <text:p text:style-name="P2"><text:tab/><text:span text:style-name="T2">uglyprint的输出保持幂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3:29:58.576758401</meta:creation-date>
    <dc:date>2017-01-16T01:11:09.506246745</dc:date>
    <meta:editing-duration>PT8M27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1" meta:paragraph-count="41" meta:word-count="342" meta:character-count="915" meta:non-whitespace-character-count="825"/>
  </office:meta>
</office:document-meta>
</file>